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text:span><text:soft-page-break/><text:span text:style-name="T14">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text:span><text:soft-page-break/><text:span text:style-name="T53">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02:46.007000000</meta:creation-date>
    <dc:date>2023-11-16T21:07:08.301000000</dc:date>
    <meta:editing-duration>PT19H53M19S</meta:editing-duration>
    <meta:editing-cycles>100</meta:editing-cycles>
    <meta:generator>LibreOffice/7.6.2.1$Windows_X86_64 LibreOffice_project/56f7684011345957bbf33a7ee678afaf4d2ba333</meta:generator>
    <meta:document-statistic meta:table-count="0" meta:image-count="0" meta:object-count="0" meta:page-count="3" meta:paragraph-count="20" meta:word-count="975" meta:character-count="5421" meta:non-whitespace-character-count="4463"/>
  </office:meta>
</office:document-meta>
</file>